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4.486cm"/>
    </style:style>
    <style:style style:name="co12" style:family="table-column">
      <style:table-column-properties fo:break-before="auto" style:column-width="2.244cm"/>
    </style:style>
    <style:style style:name="co13" style:family="table-column">
      <style:table-column-properties fo:break-before="auto" style:column-width="8.013cm"/>
    </style:style>
    <style:style style:name="co14" style:family="table-column">
      <style:table-column-properties fo:break-before="auto" style:column-width="5.553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3.24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461cm" fo:break-before="auto" style:use-optimal-row-height="fals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9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474cm" fo:break-before="auto" style:use-optimal-row-height="true"/>
    </style:style>
    <style:style style:name="ta1" style:family="table" style:master-page-name="PageStyle_5f_Jan">
      <style:table-properties table:display="true" style:writing-mode="lr-tb"/>
    </style:style>
    <style:style style:name="ta2" style:family="table" style:master-page-name="PageStyle_5f_Feb">
      <style:table-properties table:display="true" style:writing-mode="lr-tb"/>
    </style:style>
    <style:style style:name="ta3" style:family="table" style:master-page-name="PageStyle_5f_März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i">
      <style:table-properties table:display="true" style:writing-mode="lr-tb"/>
    </style:style>
    <style:style style:name="ta6" style:family="table" style:master-page-name="PageStyle_5f_Jun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">
      <style:table-properties table:display="true" style:writing-mode="lr-tb"/>
    </style:style>
    <style:style style:name="ta9" style:family="table" style:master-page-name="PageStyle_5f_Sep">
      <style:table-properties table:display="true" style:writing-mode="lr-tb"/>
    </style:style>
    <style:style style:name="ta10" style:family="table" style:master-page-name="PageStyle_5f_Okt">
      <style:table-properties table:display="true" style:writing-mode="lr-tb"/>
    </style:style>
    <style:style style:name="ta11" style:family="table" style:master-page-name="PageStyle_5f_Nov">
      <style:table-properties table:display="true" style:writing-mode="lr-tb"/>
    </style:style>
    <style:style style:name="ta12" style:family="table" style:master-page-name="PageStyle_5f_Dez">
      <style:table-properties table:display="true" style:writing-mode="lr-tb"/>
    </style:style>
    <style:style style:name="ta13" style:family="table" style:master-page-name="PageStyle_5f_hinterlegte_20_Dienstzulagen">
      <style:table-properties table:display="true" style:writing-mode="lr-tb"/>
    </style:style>
    <number:number-style style:name="N8001" number:language="de" number:country="CH">
      <number:number number:decimal-places="0" number:min-integer-digits="1"/>
    </number:number-style>
    <number:number-style style:name="N8002" number:language="de" number:country="CH">
      <number:number number:decimal-places="2" number:min-integer-digits="1"/>
    </number:number-style>
    <number:percentage-style style:name="N8010" number:language="de" number:country="CH">
      <number:number number:decimal-places="0" number:min-integer-digits="1"/>
      <number:text>%</number:text>
    </number:percentage-style>
    <number:text-style style:name="N8100" number:language="de" number:country="CH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92" style:base-cell-address="Jan.A1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92" style:base-cell-address="Jan.A1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93" style:base-cell-address="Jan.A1"/>
    </style:style>
    <style:style style:name="ce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93" style:base-cell-address="Jan.A1"/>
    </style:style>
    <style:style style:name="ce1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82" style:base-cell-address="Jan.A1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82" style:base-cell-address="Jan.A1"/>
    </style:style>
    <style:style style:name="ce1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80" style:base-cell-address="Jan.A1"/>
    </style:style>
    <style:style style:name="ce1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79" style:base-cell-address="Jan.A1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84" style:base-cell-address="Jan.A1"/>
    </style:style>
    <style:style style:name="ce1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78" style:base-cell-address="Jan.A1"/>
    </style:style>
    <style:style style:name="ce1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76" style:base-cell-address="Jan.A1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89" style:base-cell-address="Jan.A1"/>
    </style:style>
    <style:style style:name="ce1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74" style:base-cell-address="Jan.A1"/>
    </style:style>
    <style:style style:name="ce1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72" style:base-cell-address="Jan.A1"/>
    </style:style>
    <style:style style:name="ce2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86" style:base-cell-address="Jan.A1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93" style:base-cell-address="Jan.A1"/>
    </style:style>
    <style:style style:name="ce22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8100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Normal">
      <style:table-cell-properties fo:background-color="#ffff99" style:cell-protect="none" style:print-content="true"/>
    </style:style>
    <style:style style:name="ce32" style:family="table-cell" style:parent-style-name="Excel_20_Built-in_20_Normal" style:data-style-name="N8100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ackground-color="#ffff99"/>
    </style:style>
    <style:style style:name="ce3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94" style:base-cell-address="Jan.A1"/>
    </style:style>
    <style:style style:name="ce3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94" style:base-cell-address="Jan.A1"/>
    </style:style>
    <style:style style:name="ce3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[.$B#REF!]=1;[.$B#REF!]=7))" style:apply-style-name="ConditionalStyle_5f_81" style:base-cell-address="Jan.A1"/>
    </style:style>
    <style:style style:name="ce3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[.$B#REF!]=1;[.$B#REF!]=7))" style:apply-style-name="ConditionalStyle_5f_81" style:base-cell-address="Jan.A1"/>
    </style:style>
    <style:style style:name="ce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1" style:base-cell-address="Jan.A1"/>
    </style:style>
    <style:style style:name="ce4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0" style:base-cell-address="Jan.A1"/>
      <style:map style:condition="is-true-formula(OR([.$B1]=1;[.$B1]=7))" style:apply-style-name="ConditionalStyle_5f_88" style:base-cell-address="Jan.A1"/>
    </style:style>
    <style:style style:name="ce4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7" style:base-cell-address="Jan.A1"/>
    </style:style>
    <style:style style:name="ce4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5" style:base-cell-address="Jan.A1"/>
      <style:map style:condition="is-true-formula(OR([.$B1]=1;[.$B1]=7))" style:apply-style-name="ConditionalStyle_5f_77" style:base-cell-address="Jan.A1"/>
    </style:style>
    <style:style style:name="ce4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5" style:base-cell-address="Jan.A1"/>
    </style:style>
    <style:style style:name="ce4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3" style:base-cell-address="Jan.A1"/>
    </style:style>
    <style:style style:name="ce45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106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 style:data-style-name="N106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06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Excel_20_Built-in_20_Normal" style:data-style-name="N108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 style:data-style-name="N106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Excel_20_Built-in_20_Normal" style:data-style-name="N108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107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Excel_20_Built-in_20_Normal" style:data-style-name="N107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20_Built-in_20_Normal" style:data-style-name="N107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Excel_20_Built-in_20_Normal" style:data-style-name="N8002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 style:data-style-name="N107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Excel_20_Built-in_20_Normal" style:data-style-name="N107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Excel_20_Built-in_20_Normal" style:data-style-name="N8001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107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8002">
      <style:table-cell-properties style:cell-protect="protected formula-hidden" style:print-content="true"/>
    </style:style>
    <style:style style:name="ce134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69" style:base-cell-address="Jan.A1"/>
    </style:style>
    <style:style style:name="ce13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69" style:base-cell-address="Jan.A1"/>
    </style:style>
    <style:style style:name="ce13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62" style:base-cell-address="Jan.A1"/>
    </style:style>
    <style:style style:name="ce14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62" style:base-cell-address="Jan.A1"/>
    </style:style>
    <style:style style:name="ce14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70" style:base-cell-address="Jan.A1"/>
    </style:style>
    <style:style style:name="ce1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57" style:base-cell-address="Jan.A1"/>
    </style:style>
    <style:style style:name="ce14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56" style:base-cell-address="Jan.A1"/>
    </style:style>
    <style:style style:name="ce14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64" style:base-cell-address="Jan.A1"/>
    </style:style>
    <style:style style:name="ce14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53" style:base-cell-address="Jan.A1"/>
    </style:style>
    <style:style style:name="ce14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52" style:base-cell-address="Jan.A1"/>
    </style:style>
    <style:style style:name="ce14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65" style:base-cell-address="Jan.A1"/>
    </style:style>
    <style:style style:name="ce14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49" style:base-cell-address="Jan.A1"/>
    </style:style>
    <style:style style:name="ce14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8" style:base-cell-address="Jan.A1"/>
    </style:style>
    <style:style style:name="ce15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67" style:base-cell-address="Jan.A1"/>
    </style:style>
    <style:style style:name="ce15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60" style:base-cell-address="Jan.A1"/>
    </style:style>
    <style:style style:name="ce15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60" style:base-cell-address="Jan.A1"/>
    </style:style>
    <style:style style:name="ce1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[.$B#REF!]=1;[.$B#REF!]=7))" style:apply-style-name="ConditionalStyle_5f_58" style:base-cell-address="Jan.A1"/>
    </style:style>
    <style:style style:name="ce15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[.$B#REF!]=1;[.$B#REF!]=7))" style:apply-style-name="ConditionalStyle_5f_58" style:base-cell-address="Jan.A1"/>
    </style:style>
    <style:style style:name="ce1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1" style:base-cell-address="Jan.A1"/>
    </style:style>
    <style:style style:name="ce1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5" style:base-cell-address="Jan.A1"/>
      <style:map style:condition="is-true-formula(OR([.$B1]=1;[.$B1]=7))" style:apply-style-name="ConditionalStyle_5f_54" style:base-cell-address="Jan.A1"/>
    </style:style>
    <style:style style:name="ce16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1" style:base-cell-address="Jan.A1"/>
    </style:style>
    <style:style style:name="ce16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6" style:base-cell-address="Jan.A1"/>
      <style:map style:condition="is-true-formula(OR([.$B1]=1;[.$B1]=7))" style:apply-style-name="ConditionalStyle_5f_50" style:base-cell-address="Jan.A1"/>
    </style:style>
    <style:style style:name="ce16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3" style:base-cell-address="Jan.A1"/>
    </style:style>
    <style:style style:name="ce16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1" style:base-cell-address="Jan.A1"/>
      <style:map style:condition="is-true-formula(OR([.$B1]=1;[.$B1]=7))" style:apply-style-name="ConditionalStyle_5f_47" style:base-cell-address="Jan.A1"/>
    </style:style>
    <style:style style:name="ce16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8" style:base-cell-address="Jan.A1"/>
    </style:style>
    <style:style style:name="ce16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Excel_20_Built-in_20_Normal" style:data-style-name="N106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Excel_20_Built-in_20_Normal" style:data-style-name="N106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Normal" style:data-style-name="N106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Excel_20_Built-in_20_Normal" style:data-style-name="N107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20_Built-in_20_Normal" style:data-style-name="N107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20_Built-in_20_Normal" style:data-style-name="N107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94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45" style:base-cell-address="Jan.A1"/>
    </style:style>
    <style:style style:name="ce19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45" style:base-cell-address="Jan.A1"/>
    </style:style>
    <style:style style:name="ce19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6" style:base-cell-address="Jan.A1"/>
    </style:style>
    <style:style style:name="ce19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6" style:base-cell-address="Jan.A1"/>
    </style:style>
    <style:style style:name="ce19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43" style:base-cell-address="Jan.A1"/>
    </style:style>
    <style:style style:name="ce200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4" style:base-cell-address="Jan.A1"/>
    </style:style>
    <style:style style:name="ce201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6" style:base-cell-address="Jan.A1"/>
    </style:style>
    <style:style style:name="ce20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40" style:base-cell-address="Jan.A1"/>
    </style:style>
    <style:style style:name="ce20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1" style:base-cell-address="Jan.A1"/>
    </style:style>
    <style:style style:name="ce20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37" style:base-cell-address="Jan.A1"/>
    </style:style>
    <style:style style:name="ce20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38" style:base-cell-address="Jan.A1"/>
    </style:style>
    <style:style style:name="ce20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)" style:apply-style-name="ConditionalStyle_5f_35" style:base-cell-address="Jan.A1"/>
    </style:style>
    <style:style style:name="ce20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2" style:base-cell-address="Jan.A1"/>
    </style:style>
    <style:style style:name="ce20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2" style:base-cell-address="Jan.A1"/>
    </style:style>
    <style:style style:name="ce20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[.$B#REF!]=1;[.$B#REF!]=7))" style:apply-style-name="ConditionalStyle_5f_34" style:base-cell-address="Jan.A1"/>
    </style:style>
    <style:style style:name="ce21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[.$B#REF!]=1;[.$B#REF!]=7))" style:apply-style-name="ConditionalStyle_5f_34" style:base-cell-address="Jan.A1"/>
    </style:style>
    <style:style style:name="ce211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[.$B#REF!]=1;[.$B#REF!]=7))" style:apply-style-name="ConditionalStyle_5f_34" style:base-cell-address="Jan.A1"/>
    </style:style>
    <style:style style:name="ce212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#REF!]=1;[.$B#REF!]=7))" style:apply-style-name="ConditionalStyle_5f_42" style:base-cell-address="Jan.A1"/>
    </style:style>
    <style:style style:name="ce21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21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21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3" style:base-cell-address="Jan.A1"/>
      <style:map style:condition="is-true-formula(OR([.$B1]=1;[.$B1]=7))" style:apply-style-name="ConditionalStyle_5f_32" style:base-cell-address="Jan.A1"/>
    </style:style>
    <style:style style:name="ce216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7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0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22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22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22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22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22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7" style:base-cell-address="Jan.A1"/>
      <style:map style:condition="is-true-formula(OR([.$B1]=1;[.$B1]=7))" style:apply-style-name="ConditionalStyle_5f_26" style:base-cell-address="Jan.A1"/>
    </style:style>
    <style:style style:name="ce22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23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6" style:family="table-cell" style:parent-style-name="Excel_20_Built-in_20_Normal" style:data-style-name="N8111"/>
    <style:style style:name="ce237" style:family="table-cell" style:parent-style-name="Excel_20_Built-in_20_Normal">
      <style:table-cell-properties fo:border-bottom="none" style:diagonal-bl-tr="none" style:diagonal-tl-br="none" fo:border-left="0.035cm solid #000000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4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7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4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5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3" style:base-cell-address="Jan.A1"/>
    </style:style>
    <style:style style:name="ce25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3" style:family="table-cell" style:parent-style-name="Excel_20_Built-in_20_Normal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Excel_20_Built-in_20_Normal" style:data-style-name="N8002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6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7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bold" style:font-size-asian="10pt" style:font-style-asian="normal" style:font-weight-asian="bold" style:font-name-complex="Bonmot" style:font-size-complex="10pt" style:font-style-complex="normal" style:font-weight-complex="bold"/>
    </style:style>
    <style:style style:name="ce27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normal" style:font-size-asian="10pt" style:font-style-asian="normal" style:font-weight-asian="normal" style:font-name-complex="Bonmot" style:font-size-complex="10pt" style:font-style-complex="normal" style:font-weight-complex="normal"/>
    </style:style>
    <style:style style:name="ce275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8pt" fo:font-style="normal" fo:text-shadow="none" style:text-underline-style="none" fo:font-weight="normal" style:font-size-asian="8pt" style:font-style-asian="normal" style:font-weight-asian="normal" style:font-name-complex="Bonmot" style:font-size-complex="8pt" style:font-style-complex="normal" style:font-weight-complex="normal"/>
    </style:style>
    <style:style style:name="ce2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nmot" fo:font-size="9pt" fo:font-style="normal" fo:text-shadow="none" style:text-underline-style="none" fo:font-weight="normal" style:font-size-asian="9pt" style:font-style-asian="normal" style:font-weight-asian="normal" style:font-name-complex="Bonmot" style:font-size-complex="9pt" style:font-style-complex="normal" style:font-weight-complex="normal"/>
    </style:style>
    <style:style style:name="ce28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2pt" fo:font-style="normal" fo:text-shadow="none" style:text-underline-style="none" fo:font-weight="normal" style:font-size-asian="12pt" style:font-style-asian="normal" style:font-weight-asian="normal" style:font-name-complex="Bonmot" style:font-size-complex="12pt" style:font-style-complex="normal" style:font-weight-complex="normal"/>
    </style:style>
    <style:style style:name="ce28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2ade73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" table:style-name="ta1" table:protected="true" table:print-ranges="Jan.A1:Jan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29" table:number-columns-repeated="2"/>
          <table:table-cell table:style-name="ce67" table:number-columns-repeated="2"/>
          <table:table-cell table:style-name="ce89"/>
          <table:table-cell table:style-name="ce92"/>
          <table:table-cell table:style-name="ce89"/>
          <table:table-cell table:style-name="ce100"/>
          <table:table-cell table:style-name="ce104"/>
          <table:table-cell table:style-name="ce111" table:number-columns-spanned="2" table:number-rows-spanned="1"/>
          <table:covered-table-cell table:style-name="ce111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30"/>
          <table:table-cell table:style-name="ce52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3"/>
          <table:table-cell table:style-name="ce30" table:number-columns-repeated="2"/>
          <table:table-cell table:style-name="ce93"/>
          <table:table-cell table:style-name="ce112" table:number-columns-spanned="2" table:number-rows-spanned="1"/>
          <table:covered-table-cell table:style-name="ce118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30"/>
          <table:table-cell table:style-name="ce53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53"/>
          <table:table-cell table:style-name="ce30" table:number-columns-repeated="2"/>
          <table:table-cell table:style-name="ce105"/>
          <table:table-cell table:style-name="ce90"/>
          <table:table-cell table:style-name="ce119"/>
          <table:table-cell table:number-columns-repeated="1012"/>
        </table:table-row>
        <table:table-row table:style-name="ro2">
          <table:table-cell table:style-name="ce2"/>
          <table:table-cell table:style-name="ce30"/>
          <table:table-cell table:style-name="ce54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4"/>
          <table:table-cell table:style-name="ce30" table:number-columns-repeated="2"/>
          <table:table-cell table:style-name="ce106"/>
          <table:table-cell table:style-name="ce90"/>
          <table:table-cell table:style-name="ce119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1"/>
          <table:table-cell table:style-name="ce55" table:number-columns-repeated="4"/>
          <table:table-cell table:style-name="ce95"/>
          <table:table-cell table:style-name="ce31" table:number-columns-repeated="2"/>
          <table:table-cell table:style-name="ce107"/>
          <table:table-cell table:style-name="ce55"/>
          <table:table-cell table:style-name="ce120"/>
          <table:table-cell table:number-columns-repeated="1012"/>
        </table:table-row>
        <table:table-row table:style-name="ro3">
          <table:table-cell table:style-name="ce4" office:value-type="string">
            <text:p>Januar</text:p>
          </table:table-cell>
          <table:table-cell table:style-name="ce32"/>
          <table:table-cell table:style-name="ce56"/>
          <table:table-cell table:style-name="ce69" office:value-type="float" office:value="2019" table:number-columns-spanned="2" table:number-rows-spanned="1">
            <text:p>2019</text:p>
          </table:table-cell>
          <table:covered-table-cell table:style-name="ce81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31"/>
          <table:table-cell table:style-name="ce55" table:number-columns-repeated="5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35" office:value-type="string">
            <text:p>D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eujahrstag</text:p>
          </table:table-cell>
          <table:table-cell table:style-name="ce134" table:number-columns-repeated="1012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35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37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4"/>
          <table:table-cell office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39" office:value-type="string">
            <text:p>Sa.</text:p>
          </table:table-cell>
          <table:table-cell table:style-name="ce59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40" office:value-type="string">
            <text:p>So.</text:p>
          </table:table-cell>
          <table:table-cell table:style-name="ce61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4" office:value-type="float" office:value="14">
            <text:p>14</text:p>
          </table:table-cell>
          <table:table-cell table:style-name="ce38" office:value-type="string">
            <text:p>Mo.</text:p>
          </table:table-cell>
          <table:table-cell table:style-name="ce60" office:value-type="float" office:value="2.5">
            <text:p>2.50</text:p>
          </table:table-cell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41" office:value-type="string">
            <text:p>Sa.</text:p>
          </table:table-cell>
          <table:table-cell table:style-name="ce59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6" office:value-type="float" office:value="20">
            <text:p>20</text:p>
          </table:table-cell>
          <table:table-cell table:style-name="ce42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7" office:value-type="float" office:value="21">
            <text:p>21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8" office:value-type="float" office:value="26">
            <text:p>26</text:p>
          </table:table-cell>
          <table:table-cell table:style-name="ce43" office:value-type="string">
            <text:p>Sa.</text:p>
          </table:table-cell>
          <table:table-cell table:style-name="ce59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9" office:value-type="float" office:value="27">
            <text:p>27</text:p>
          </table:table-cell>
          <table:table-cell table:style-name="ce44" office:value-type="string">
            <text:p>So.</text:p>
          </table:table-cell>
          <table:table-cell table:style-name="ce59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0" office:value-type="float" office:value="28">
            <text:p>28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36" office:value-type="string">
            <text:p>Di.</text:p>
          </table:table-cell>
          <table:table-cell table:style-name="ce60" office:value-type="float" office:value="1.5">
            <text:p>1.50</text:p>
          </table:table-cell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36" office:value-type="string">
            <text:p>Mi.</text:p>
          </table:table-cell>
          <table:table-cell table:style-name="ce60" office:value-type="float" office:value="3">
            <text:p>3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1" office:value-type="float" office:value="31">
            <text:p>31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7">
            <text:p>7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80" table:number-columns-spanned="2" table:number-rows-spanned="1">
            <text:p>CHF 2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an.$A$1:.$L$47" table:range-usable-as="print-range"/>
        </table:named-expressions>
      </table:table>
      <table:table table:name="Feb" table:style-name="ta2" table:protected="true" table:print-ranges="Feb.A1:Feb.L47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Februa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137" office:value-type="float" office:value="1">
            <text:p>1</text:p>
          </table:table-cell>
          <table:table-cell table:style-name="ce156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38" office:value-type="float" office:value="2">
            <text:p>2</text:p>
          </table:table-cell>
          <table:table-cell table:style-name="ce157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39" office:value-type="float" office:value="3">
            <text:p>3</text:p>
          </table:table-cell>
          <table:table-cell table:style-name="ce158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40" office:value-type="float" office:value="4">
            <text:p>4</text:p>
          </table:table-cell>
          <table:table-cell table:style-name="ce159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5">
            <text:p>5</text:p>
          </table:table-cell>
          <table:table-cell table:style-name="ce156" office:value-type="string">
            <text:p>Di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6">
            <text:p>6</text:p>
          </table:table-cell>
          <table:table-cell table:style-name="ce156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41" office:value-type="float" office:value="7">
            <text:p>7</text:p>
          </table:table-cell>
          <table:table-cell table:style-name="ce156" office:value-type="string">
            <text:p>Do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41" office:value-type="float" office:value="8">
            <text:p>8</text:p>
          </table:table-cell>
          <table:table-cell table:style-name="ce156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2" office:value-type="float" office:value="9">
            <text:p>9</text:p>
          </table:table-cell>
          <table:table-cell table:style-name="ce160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43" office:value-type="float" office:value="10">
            <text:p>10</text:p>
          </table:table-cell>
          <table:table-cell table:style-name="ce161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44" office:value-type="float" office:value="11">
            <text:p>11</text:p>
          </table:table-cell>
          <table:table-cell table:style-name="ce159" office:value-type="string">
            <text:p>M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12">
            <text:p>12</text:p>
          </table:table-cell>
          <table:table-cell table:style-name="ce156" office:value-type="string">
            <text:p>Di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13">
            <text:p>13</text:p>
          </table:table-cell>
          <table:table-cell table:style-name="ce156" office:value-type="string">
            <text:p>Mi.</text:p>
          </table:table-cell>
          <table:table-cell table:style-name="ce83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41" office:value-type="float" office:value="14">
            <text:p>14</text:p>
          </table:table-cell>
          <table:table-cell table:style-name="ce156" office:value-type="string">
            <text:p>Do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41" office:value-type="float" office:value="15">
            <text:p>15</text:p>
          </table:table-cell>
          <table:table-cell table:style-name="ce156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style-name="ce134" table:number-columns-repeated="1012"/>
        </table:table-row>
        <table:table-row table:style-name="ro5">
          <table:table-cell table:style-name="ce145" office:value-type="float" office:value="16">
            <text:p>16</text:p>
          </table:table-cell>
          <table:table-cell table:style-name="ce162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46" office:value-type="float" office:value="17">
            <text:p>17</text:p>
          </table:table-cell>
          <table:table-cell table:style-name="ce163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47" office:value-type="float" office:value="18">
            <text:p>18</text:p>
          </table:table-cell>
          <table:table-cell table:style-name="ce159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19">
            <text:p>19</text:p>
          </table:table-cell>
          <table:table-cell table:style-name="ce156" office:value-type="string">
            <text:p>Di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20">
            <text:p>20</text:p>
          </table:table-cell>
          <table:table-cell table:style-name="ce156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21">
            <text:p>21</text:p>
          </table:table-cell>
          <table:table-cell table:style-name="ce156" office:value-type="string">
            <text:p>Do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22">
            <text:p>22</text:p>
          </table:table-cell>
          <table:table-cell table:style-name="ce156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8" office:value-type="float" office:value="23">
            <text:p>23</text:p>
          </table:table-cell>
          <table:table-cell table:style-name="ce164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49" office:value-type="float" office:value="24">
            <text:p>24</text:p>
          </table:table-cell>
          <table:table-cell table:style-name="ce165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41" office:value-type="float" office:value="25">
            <text:p>25</text:p>
          </table:table-cell>
          <table:table-cell table:style-name="ce159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26">
            <text:p>26</text:p>
          </table:table-cell>
          <table:table-cell table:style-name="ce156" office:value-type="string">
            <text:p>Di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41" office:value-type="float" office:value="27">
            <text:p>27</text:p>
          </table:table-cell>
          <table:table-cell table:style-name="ce156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41" office:value-type="float" office:value="28">
            <text:p>28</text:p>
          </table:table-cell>
          <table:table-cell table:style-name="ce156" office:value-type="string">
            <text:p>Do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150"/>
          <table:table-cell table:style-name="ce166"/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2">
          <table:table-cell table:style-name="ce151"/>
          <table:table-cell table:style-name="ce167"/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152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8])" office:value-type="float" office:value="0">
            <text:p>0.00</text:p>
          </table:table-cell>
          <table:table-cell table:style-name="ce84" table:formula="of:=SUM([.E10:.E38])" office:value-type="float" office:value="0">
            <text:p>0.00</text:p>
          </table:table-cell>
          <table:table-cell table:style-name="ce75" table:formula="of:=SUM([.F10:.F38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8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8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Feb.$A$1:.$L$47" table:range-usable-as="print-range"/>
        </table:named-expressions>
      </table:table>
      <table:table table:name="März" table:style-name="ta3" table:protected="true" table:print-ranges="März.A1:März.L47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März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195" office:value-type="float" office:value="1">
            <text:p>1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6" office:value-type="float" office:value="2">
            <text:p>2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96" office:value-type="float" office:value="3">
            <text:p>3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97" office:value-type="float" office:value="4">
            <text:p>4</text:p>
          </table:table-cell>
          <table:table-cell table:style-name="ce210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5">
            <text:p>5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6">
            <text:p>6</text:p>
          </table:table-cell>
          <table:table-cell table:style-name="ce207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7">
            <text:p>7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8">
            <text:p>8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9">
            <text:p>9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99" office:value-type="float" office:value="10">
            <text:p>10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0" office:value-type="float" office:value="11">
            <text:p>11</text:p>
          </table:table-cell>
          <table:table-cell table:style-name="ce211" office:value-type="string">
            <text:p>Mo.</text:p>
          </table:table-cell>
          <table:table-cell table:style-name="ce216"/>
          <table:table-cell table:style-name="ce217"/>
          <table:table-cell table:style-name="ce216" table:formula="of:=[.D20]*[$'hinterlegte Dienstzulagen'.$B$5]" office:value-type="float" office:value="0">
            <text:p>0.00</text:p>
          </table:table-cell>
          <table:table-cell table:style-name="ce217"/>
          <table:table-cell table:style-name="ce216" table:formula="of:=[.F20]*[$'hinterlegte Dienstzulagen'.$B$6]" office:value-type="float" office:value="0">
            <text:p>0.00</text:p>
          </table:table-cell>
          <table:table-cell table:style-name="ce217"/>
          <table:table-cell table:style-name="ce216" table:formula="of:=[.H20]*[$'hinterlegte Dienstzulagen'.$B$7]" office:value-type="float" office:value="0">
            <text:p>0.00</text:p>
          </table:table-cell>
          <table:table-cell table:style-name="ce217"/>
          <table:table-cell table:style-name="ce219" table:formula="of:=[.J20]*[$'hinterlegte Dienstzulagen'.$B$8]" office:value-type="float" office:value="0">
            <text:p>0.00</text:p>
          </table:table-cell>
          <table:table-cell table:style-name="ce220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197" office:value-type="float" office:value="12">
            <text:p>12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201" office:value-type="float" office:value="13">
            <text:p>13</text:p>
          </table:table-cell>
          <table:table-cell table:style-name="ce212" office:value-type="string">
            <text:p>Mi.</text:p>
          </table:table-cell>
          <table:table-cell table:style-name="ce216"/>
          <table:table-cell table:style-name="ce218"/>
          <table:table-cell table:style-name="ce216" table:formula="of:=[.D22]*[$'hinterlegte Dienstzulagen'.$B$5]" office:value-type="float" office:value="0">
            <text:p>0.00</text:p>
          </table:table-cell>
          <table:table-cell table:style-name="ce218"/>
          <table:table-cell table:style-name="ce216" table:formula="of:=[.F22]*[$'hinterlegte Dienstzulagen'.$B$6]" office:value-type="float" office:value="0">
            <text:p>0.00</text:p>
          </table:table-cell>
          <table:table-cell table:style-name="ce218"/>
          <table:table-cell table:style-name="ce216" table:formula="of:=[.H22]*[$'hinterlegte Dienstzulagen'.$B$7]" office:value-type="float" office:value="0">
            <text:p>0.00</text:p>
          </table:table-cell>
          <table:table-cell table:style-name="ce218"/>
          <table:table-cell table:style-name="ce219" table:formula="of:=[.J22]*[$'hinterlegte Dienstzulagen'.$B$8]" office:value-type="float" office:value="0">
            <text:p>0.00</text:p>
          </table:table-cell>
          <table:table-cell table:style-name="ce220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197" office:value-type="float" office:value="14">
            <text:p>14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15">
            <text:p>15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16">
            <text:p>16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2" office:value-type="float" office:value="17">
            <text:p>17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3" office:value-type="float" office:value="18">
            <text:p>18</text:p>
          </table:table-cell>
          <table:table-cell table:style-name="ce210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19">
            <text:p>19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0">
            <text:p>20</text:p>
          </table:table-cell>
          <table:table-cell table:style-name="ce207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1">
            <text:p>21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22">
            <text:p>22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23">
            <text:p>23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4" office:value-type="float" office:value="24">
            <text:p>24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5" office:value-type="float" office:value="25">
            <text:p>25</text:p>
          </table:table-cell>
          <table:table-cell table:style-name="ce210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26">
            <text:p>26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7">
            <text:p>27</text:p>
          </table:table-cell>
          <table:table-cell table:style-name="ce207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8">
            <text:p>28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style-name="ce134" table:number-columns-repeated="1012"/>
        </table:table-row>
        <table:table-row table:style-name="ro5">
          <table:table-cell table:style-name="ce197" office:value-type="float" office:value="29">
            <text:p>29</text:p>
          </table:table-cell>
          <table:table-cell table:style-name="ce213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30">
            <text:p>30</text:p>
          </table:table-cell>
          <table:table-cell table:style-name="ce214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6" office:value-type="float" office:value="31">
            <text:p>31</text:p>
          </table:table-cell>
          <table:table-cell table:style-name="ce215" office:value-type="string">
            <text:p>So.</text:p>
          </table:table-cell>
          <table:table-cell table:style-name="ce59"/>
          <table:table-cell table:style-name="ce71"/>
          <table:table-cell table:style-name="ce59" table:formula="of:=[.D40]*[$'hinterlegte Dienstzulagen'.$B$5]" office:value-type="float" office:value="0">
            <text:p>0.00</text:p>
          </table:table-cell>
          <table:table-cell table:style-name="ce71"/>
          <table:table-cell table:style-name="ce59" table:formula="of:=[.F40]*[$'hinterlegte Dienstzulagen'.$B$6]" office:value-type="float" office:value="0">
            <text:p>0.00</text:p>
          </table:table-cell>
          <table:table-cell table:style-name="ce71"/>
          <table:table-cell table:style-name="ce59" table:formula="of:=[.H40]*[$'hinterlegte Dienstzulagen'.$B$7]" office:value-type="float" office:value="0">
            <text:p>0.00</text:p>
          </table:table-cell>
          <table:table-cell table:style-name="ce71"/>
          <table:table-cell table:style-name="ce114" table:formula="of:=[.J4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ärz.$A$1:.$L$47" table:range-usable-as="print-range"/>
        </table:named-expressions>
      </table:table>
      <table:table table:name="April" table:style-name="ta4" table:protected="true" table:print-ranges="April.A1:April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pril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1" office:value-type="float" office:value="1">
            <text:p>1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2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2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2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2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2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2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27" office:value-type="string">
            <text:p>Fr.</text:p>
          </table:table-cell>
          <table:table-cell table:style-name="ce61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 office:value-type="string">
            <text:p>Karfreitag</text:p>
          </table:table-cell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27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28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 office:value-type="string">
            <text:p>Ostern</text:p>
          </table:table-cell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26" office:value-type="string">
            <text:p>Mo.</text:p>
          </table:table-cell>
          <table:table-cell table:style-name="ce61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 office:value-type="string">
            <text:p>Oster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29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27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28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152"/>
          <table:table-cell table:style-name="ce168"/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pril.$A$1:.$L$46" table:range-usable-as="print-range"/>
        </table:named-expressions>
      </table:table>
      <table:table table:name="Mai" table:style-name="ta5" table:protected="true" table:print-ranges="Mai.A1:Ma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Ma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2" office:value-type="string">
            <text:p>M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Tag der Arbeit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13]*[$'hinterlegte Dienstzulagen'.$B$5]" office:value-type="float" office:value="0">
            <text:p>0.00</text:p>
          </table:table-cell>
          <table:table-cell table:style-name="ce71"/>
          <table:table-cell table:style-name="ce59" table:formula="of:=[.F13]*[$'hinterlegte Dienstzulagen'.$B$6]" office:value-type="float" office:value="0">
            <text:p>0.00</text:p>
          </table:table-cell>
          <table:table-cell table:style-name="ce71"/>
          <table:table-cell table:style-name="ce59" table:formula="of:=[.H13]*[$'hinterlegte Dienstzulagen'.$B$7]" office:value-type="float" office:value="0">
            <text:p>0.00</text:p>
          </table:table-cell>
          <table:table-cell table:style-name="ce71"/>
          <table:table-cell table:style-name="ce114" table:formula="of:=[.J1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14]*[$'hinterlegte Dienstzulagen'.$B$5]" office:value-type="float" office:value="0">
            <text:p>0.00</text:p>
          </table:table-cell>
          <table:table-cell table:style-name="ce71"/>
          <table:table-cell table:style-name="ce59" table:formula="of:=[.F14]*[$'hinterlegte Dienstzulagen'.$B$6]" office:value-type="float" office:value="0">
            <text:p>0.00</text:p>
          </table:table-cell>
          <table:table-cell table:style-name="ce71"/>
          <table:table-cell table:style-name="ce59" table:formula="of:=[.H14]*[$'hinterlegte Dienstzulagen'.$B$7]" office:value-type="float" office:value="0">
            <text:p>0.00</text:p>
          </table:table-cell>
          <table:table-cell table:style-name="ce71"/>
          <table:table-cell table:style-name="ce114" table:formula="of:=[.J14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0]*[$'hinterlegte Dienstzulagen'.$B$5]" office:value-type="float" office:value="0">
            <text:p>0.00</text:p>
          </table:table-cell>
          <table:table-cell table:style-name="ce71"/>
          <table:table-cell table:style-name="ce59" table:formula="of:=[.F20]*[$'hinterlegte Dienstzulagen'.$B$6]" office:value-type="float" office:value="0">
            <text:p>0.00</text:p>
          </table:table-cell>
          <table:table-cell table:style-name="ce71"/>
          <table:table-cell table:style-name="ce59" table:formula="of:=[.H20]*[$'hinterlegte Dienstzulagen'.$B$7]" office:value-type="float" office:value="0">
            <text:p>0.00</text:p>
          </table:table-cell>
          <table:table-cell table:style-name="ce71"/>
          <table:table-cell table:style-name="ce114" table:formula="of:=[.J2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1]*[$'hinterlegte Dienstzulagen'.$B$5]" office:value-type="float" office:value="0">
            <text:p>0.00</text:p>
          </table:table-cell>
          <table:table-cell table:style-name="ce71"/>
          <table:table-cell table:style-name="ce59" table:formula="of:=[.F21]*[$'hinterlegte Dienstzulagen'.$B$6]" office:value-type="float" office:value="0">
            <text:p>0.00</text:p>
          </table:table-cell>
          <table:table-cell table:style-name="ce71"/>
          <table:table-cell table:style-name="ce59" table:formula="of:=[.H21]*[$'hinterlegte Dienstzulagen'.$B$7]" office:value-type="float" office:value="0">
            <text:p>0.00</text:p>
          </table:table-cell>
          <table:table-cell table:style-name="ce71"/>
          <table:table-cell table:style-name="ce114" table:formula="of:=[.J21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style-name="ce134"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7]*[$'hinterlegte Dienstzulagen'.$B$5]" office:value-type="float" office:value="0">
            <text:p>0.00</text:p>
          </table:table-cell>
          <table:table-cell table:style-name="ce71"/>
          <table:table-cell table:style-name="ce59" table:formula="of:=[.F27]*[$'hinterlegte Dienstzulagen'.$B$6]" office:value-type="float" office:value="0">
            <text:p>0.00</text:p>
          </table:table-cell>
          <table:table-cell table:style-name="ce71"/>
          <table:table-cell table:style-name="ce59" table:formula="of:=[.H27]*[$'hinterlegte Dienstzulagen'.$B$7]" office:value-type="float" office:value="0">
            <text:p>0.00</text:p>
          </table:table-cell>
          <table:table-cell table:style-name="ce71"/>
          <table:table-cell table:style-name="ce114" table:formula="of:=[.J2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34]*[$'hinterlegte Dienstzulagen'.$B$5]" office:value-type="float" office:value="0">
            <text:p>0.00</text:p>
          </table:table-cell>
          <table:table-cell table:style-name="ce71"/>
          <table:table-cell table:style-name="ce59" table:formula="of:=[.F34]*[$'hinterlegte Dienstzulagen'.$B$6]" office:value-type="float" office:value="0">
            <text:p>0.00</text:p>
          </table:table-cell>
          <table:table-cell table:style-name="ce71"/>
          <table:table-cell table:style-name="ce59" table:formula="of:=[.H34]*[$'hinterlegte Dienstzulagen'.$B$7]" office:value-type="float" office:value="0">
            <text:p>0.00</text:p>
          </table:table-cell>
          <table:table-cell table:style-name="ce71"/>
          <table:table-cell table:style-name="ce114" table:formula="of:=[.J34]*[$'hinterlegte Dienstzulagen'.$B$8]" office:value-type="float" office:value="0">
            <text:p>0.00</text:p>
          </table:table-cell>
          <table:table-cell table:style-name="ce125"/>
          <table:table-cell/>
          <table:table-cell table:style-name="ce236"/>
          <table:table-cell table:number-columns-repeated="1010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2" office:value-type="string">
            <text:p>D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 office:value-type="string">
            <text:p>Auffahrt</text:p>
          </table:table-cell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ai.$A$1:.$L$46" table:range-usable-as="print-range"/>
        </table:named-expressions>
      </table:table>
      <table:table table:name="Juni" table:style-name="ta6" table:protected="true" table:print-ranges="Juni.A1:Jun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n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/>
          <table:table-cell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38" office:value-type="string">
            <text:p>Sa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 office:value-type="string">
            <text:p>Pfingsten</text:p>
          </table:table-cell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39" office:value-type="string">
            <text:p>M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 office:value-type="string">
            <text:p>Pfingst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39" office:value-type="string">
            <text:p>So.</text:p>
          </table:table-cell>
          <table:table-cell table:style-name="ce61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ni.$A$1:.$L$46" table:range-usable-as="print-range"/>
        </table:named-expressions>
      </table:table>
      <table:table table:name="Juli" table:style-name="ta7" table:protected="true" table:print-ranges="Juli.A1:Jul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l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li.$A$1:.$L$46" table:range-usable-as="print-range"/>
        </table:named-expressions>
      </table:table>
      <table:table table:name="Aug" table:style-name="ta8" table:protected="true" table:print-ranges="Aug.A1:Aug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ugust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</text:span><text:span text:style-name="T1">etc.)Be</text:span><text:span text:style-name="T1">merku</text:span><text:span text:style-name="T1">ngen</text:span>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48" office:value-type="string">
            <text:p>D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ationalfeier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50" office:value-type="string">
            <text:p>Sa.</text:p>
          </table:table-cell>
          <table:table-cell table:style-name="ce61"/>
          <table:table-cell table:style-name="ce73"/>
          <table:table-cell table:style-name="ce59" table:formula="of:=[.D12]*[$'hinterlegte Dienstzulagen'.$B$5]" office:value-type="float" office:value="0">
            <text:p>0.00</text:p>
          </table:table-cell>
          <table:table-cell table:style-name="ce73"/>
          <table:table-cell table:style-name="ce59" table:formula="of:=[.F12]*[$'hinterlegte Dienstzulagen'.$B$6]" office:value-type="float" office:value="0">
            <text:p>0.00</text:p>
          </table:table-cell>
          <table:table-cell table:style-name="ce73"/>
          <table:table-cell table:style-name="ce59" table:formula="of:=[.H12]*[$'hinterlegte Dienstzulagen'.$B$7]" office:value-type="float" office:value="0">
            <text:p>0.00</text:p>
          </table:table-cell>
          <table:table-cell table:style-name="ce73"/>
          <table:table-cell table:style-name="ce114" table:formula="of:=[.J1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13]*[$'hinterlegte Dienstzulagen'.$B$5]" office:value-type="float" office:value="0">
            <text:p>0.00</text:p>
          </table:table-cell>
          <table:table-cell table:style-name="ce73"/>
          <table:table-cell table:style-name="ce59" table:formula="of:=[.F13]*[$'hinterlegte Dienstzulagen'.$B$6]" office:value-type="float" office:value="0">
            <text:p>0.00</text:p>
          </table:table-cell>
          <table:table-cell table:style-name="ce73"/>
          <table:table-cell table:style-name="ce59" table:formula="of:=[.H13]*[$'hinterlegte Dienstzulagen'.$B$7]" office:value-type="float" office:value="0">
            <text:p>0.00</text:p>
          </table:table-cell>
          <table:table-cell table:style-name="ce73"/>
          <table:table-cell table:style-name="ce114" table:formula="of:=[.J1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19]*[$'hinterlegte Dienstzulagen'.$B$5]" office:value-type="float" office:value="0">
            <text:p>0.00</text:p>
          </table:table-cell>
          <table:table-cell table:style-name="ce73"/>
          <table:table-cell table:style-name="ce59" table:formula="of:=[.F19]*[$'hinterlegte Dienstzulagen'.$B$6]" office:value-type="float" office:value="0">
            <text:p>0.00</text:p>
          </table:table-cell>
          <table:table-cell table:style-name="ce73"/>
          <table:table-cell table:style-name="ce59" table:formula="of:=[.H19]*[$'hinterlegte Dienstzulagen'.$B$7]" office:value-type="float" office:value="0">
            <text:p>0.00</text:p>
          </table:table-cell>
          <table:table-cell table:style-name="ce73"/>
          <table:table-cell table:style-name="ce114" table:formula="of:=[.J1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0]*[$'hinterlegte Dienstzulagen'.$B$5]" office:value-type="float" office:value="0">
            <text:p>0.00</text:p>
          </table:table-cell>
          <table:table-cell table:style-name="ce73"/>
          <table:table-cell table:style-name="ce59" table:formula="of:=[.F20]*[$'hinterlegte Dienstzulagen'.$B$6]" office:value-type="float" office:value="0">
            <text:p>0.00</text:p>
          </table:table-cell>
          <table:table-cell table:style-name="ce73"/>
          <table:table-cell table:style-name="ce59" table:formula="of:=[.H20]*[$'hinterlegte Dienstzulagen'.$B$7]" office:value-type="float" office:value="0">
            <text:p>0.00</text:p>
          </table:table-cell>
          <table:table-cell table:style-name="ce73"/>
          <table:table-cell table:style-name="ce114" table:formula="of:=[.J20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48" office:value-type="string">
            <text:p>Sa.</text:p>
          </table:table-cell>
          <table:table-cell table:style-name="ce59"/>
          <table:table-cell table:style-name="ce73"/>
          <table:table-cell table:style-name="ce59" table:formula="of:=[.D26]*[$'hinterlegte Dienstzulagen'.$B$5]" office:value-type="float" office:value="0">
            <text:p>0.00</text:p>
          </table:table-cell>
          <table:table-cell table:style-name="ce73"/>
          <table:table-cell table:style-name="ce59" table:formula="of:=[.F26]*[$'hinterlegte Dienstzulagen'.$B$6]" office:value-type="float" office:value="0">
            <text:p>0.00</text:p>
          </table:table-cell>
          <table:table-cell table:style-name="ce73"/>
          <table:table-cell table:style-name="ce59" table:formula="of:=[.H26]*[$'hinterlegte Dienstzulagen'.$B$7]" office:value-type="float" office:value="0">
            <text:p>0.00</text:p>
          </table:table-cell>
          <table:table-cell table:style-name="ce73"/>
          <table:table-cell table:style-name="ce114" table:formula="of:=[.J2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7]*[$'hinterlegte Dienstzulagen'.$B$5]" office:value-type="float" office:value="0">
            <text:p>0.00</text:p>
          </table:table-cell>
          <table:table-cell table:style-name="ce73"/>
          <table:table-cell table:style-name="ce59" table:formula="of:=[.F27]*[$'hinterlegte Dienstzulagen'.$B$6]" office:value-type="float" office:value="0">
            <text:p>0.00</text:p>
          </table:table-cell>
          <table:table-cell table:style-name="ce73"/>
          <table:table-cell table:style-name="ce59" table:formula="of:=[.H27]*[$'hinterlegte Dienstzulagen'.$B$7]" office:value-type="float" office:value="0">
            <text:p>0.00</text:p>
          </table:table-cell>
          <table:table-cell table:style-name="ce73"/>
          <table:table-cell table:style-name="ce114" table:formula="of:=[.J27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33]*[$'hinterlegte Dienstzulagen'.$B$5]" office:value-type="float" office:value="0">
            <text:p>0.00</text:p>
          </table:table-cell>
          <table:table-cell table:style-name="ce73"/>
          <table:table-cell table:style-name="ce59" table:formula="of:=[.F33]*[$'hinterlegte Dienstzulagen'.$B$6]" office:value-type="float" office:value="0">
            <text:p>0.00</text:p>
          </table:table-cell>
          <table:table-cell table:style-name="ce73"/>
          <table:table-cell table:style-name="ce59" table:formula="of:=[.H33]*[$'hinterlegte Dienstzulagen'.$B$7]" office:value-type="float" office:value="0">
            <text:p>0.00</text:p>
          </table:table-cell>
          <table:table-cell table:style-name="ce73"/>
          <table:table-cell table:style-name="ce114" table:formula="of:=[.J3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51" office:value-type="string">
            <text:p>So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47" office:value-type="float" office:value="31">
            <text:p>31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253"/>
          <table:table-cell table:style-name="ce59" table:formula="of:=[.D40]*[$'hinterlegte Dienstzulagen'.$B$5]" office:value-type="float" office:value="0">
            <text:p>0.00</text:p>
          </table:table-cell>
          <table:table-cell table:style-name="ce253"/>
          <table:table-cell table:style-name="ce59" table:formula="of:=[.F40]*[$'hinterlegte Dienstzulagen'.$B$6]" office:value-type="float" office:value="0">
            <text:p>0.00</text:p>
          </table:table-cell>
          <table:table-cell table:style-name="ce253"/>
          <table:table-cell table:style-name="ce59" table:formula="of:=[.H40]*[$'hinterlegte Dienstzulagen'.$B$7]" office:value-type="float" office:value="0">
            <text:p>0.00</text:p>
          </table:table-cell>
          <table:table-cell table:style-name="ce253"/>
          <table:table-cell table:style-name="ce114" table:formula="of:=[.J40]*[$'hinterlegte Dienstzulagen'.$B$8]" office:value-type="float" office:value="0">
            <text:p>0.00</text:p>
          </table:table-cell>
          <table:table-cell table:style-name="ce254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ug.$A$1:.$L$46" table:range-usable-as="print-range"/>
        </table:named-expressions>
      </table:table>
      <table:table table:name="Sep" table:style-name="ta9" table:protected="true" table:print-ranges="Sep.A1:Sep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Sept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8">
            <text:p>8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15">
            <text:p>15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2">
            <text:p>22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9">
            <text:p>29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.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Sep.$A$1:.$L$46" table:range-usable-as="print-range"/>
        </table:named-expressions>
      </table:table>
      <table:table table:name="Okt" table:style-name="ta10" table:protected="true" table:print-ranges="Okt.A1:Okt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Okto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2"/>
          <table:table-cell table:style-name="ce263"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60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61" office:value-type="string">
            <text:p>So.</text:p>
          </table:table-cell>
          <table:table-cell table:style-name="ce59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59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Okt.$A$1:.$L$46" table:range-usable-as="print-range"/>
        </table:named-expressions>
      </table:table>
      <table:table table:name="Nov" table:style-name="ta11" table:protected="true" table:print-ranges="Nov.A1:Nov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Nov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Nov.$A$1:.$L$46" table:range-usable-as="print-range"/>
        </table:named-expressions>
      </table:table>
      <table:table table:name="Dez" table:style-name="ta12" table:protected="true" table:print-ranges="Dez.A1:Dez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Dez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2" office:value-type="float" office:value="1">
            <text:p>1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 office:value-type="string">
            <text:p>Heiligabend</text:p>
          </table:table-cell>
          <table:table-cell table:style-name="ce263" office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71" office:value-type="string">
            <text:p>Mi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 office:value-type="string">
            <text:p>Weihnachten</text:p>
          </table:table-cell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71" office:value-type="string">
            <text:p>D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 office:value-type="string">
            <text:p>Stephans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 office:value-type="string">
            <text:p>Silvester</text:p>
          </table:table-cell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Dez.$A$1:.$L$46" table:range-usable-as="print-range"/>
        </table:named-expressions>
      </table:table>
      <table:table table:name="hinterlegte Dienstzulagen" table:style-name="ta13" table:protected="true" table:print="false">
        <table:table-column table:style-name="co13" table:default-cell-style-name="ce274"/>
        <table:table-column table:style-name="co14" table:default-cell-style-name="ce274"/>
        <table:table-column table:style-name="co15" table:number-columns-repeated="1022" table:default-cell-style-name="ce274"/>
        <table:table-row table:style-name="ro6">
          <table:table-cell table:style-name="ce272" office:value-type="string">
            <text:p>Dienstzulagen bei Stundenlohn</text:p>
          </table:table-cell>
          <table:table-cell table:style-name="ce280" office:value-type="string">
            <text:p>Stand der Angaben: 09.04.2018/sm</text:p>
          </table:table-cell>
          <table:table-cell table:style-name="ce284" table:number-columns-repeated="1022"/>
        </table:table-row>
        <table:table-row table:style-name="ro2">
          <table:table-cell table:style-name="ce273" office:value-type="string">
            <text:p>gemäss Reglement (Manua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275" office:value-type="string">
            <text:p>Dienst</text:p>
          </table:table-cell>
          <table:table-cell table:style-name="ce281" office:value-type="string">
            <text:p>Zulage in CHF </text:p>
            <text:p>bei Anstellung im <text:span text:style-name="T2">Stun</text:span><text:span text:style-name="T2">denl</text:span><text:span text:style-name="T2">ohn</text:span><text:span text:style-name="T3"> </text:span></text:p>
            <text:p><text:span text:style-name="T3">(ohn</text:span><text:span text:style-name="T3">e </text:span><text:span text:style-name="T3">Feri</text:span><text:span text:style-name="T3">enz</text:span><text:span text:style-name="T3">usc</text:span><text:span text:style-name="T3">hlag</text:span><text:span text:style-name="T3">)</text:span></text:p>
          </table:table-cell>
          <table:table-cell table:style-name="ce285" table:number-columns-repeated="1022"/>
        </table:table-row>
        <table:table-row table:style-name="ro8">
          <table:table-cell table:style-name="ce276" office:value-type="string">
            <text:p>Nachtdienst (nur geleistete Std.)</text:p>
            <text:p>20.00 - 23.00h</text:p>
          </table:table-cell>
          <table:table-cell table:style-name="ce282" office:value-type="float" office:value="6.3">
            <text:p>6.30</text:p>
          </table:table-cell>
          <table:table-cell table:style-name="ce278" table:number-columns-repeated="1022"/>
        </table:table-row>
        <table:table-row table:style-name="ro9">
          <table:table-cell table:style-name="ce276" office:value-type="string">
            <text:p>Nachtbereitschaftsdienst </text:p>
            <text:p>(schlafen vor Ort)</text:p>
            <text:p>23.00 - 07.00h</text:p>
          </table:table-cell>
          <table:table-cell table:style-name="ce282" office:value-type="float" office:value="4.55">
            <text:p>4.55</text:p>
          </table:table-cell>
          <table:table-cell table:style-name="ce278" table:number-columns-repeated="1022"/>
        </table:table-row>
        <table:table-row table:style-name="ro10">
          <table:table-cell table:style-name="ce276" office:value-type="string">
            <text:p>Samstags, Sonn- und Feiertags-</text:p>
            <text:p>zulage</text:p>
            <text:p>Fr, 00.00h - So, 00.00h</text:p>
          </table:table-cell>
          <table:table-cell table:style-name="ce282" office:value-type="float" office:value="5.05">
            <text:p>5.05</text:p>
          </table:table-cell>
          <table:table-cell table:style-name="ce278" table:number-columns-repeated="1022"/>
        </table:table-row>
        <table:table-row table:style-name="ro11">
          <table:table-cell table:style-name="ce277" office:value-type="string">
            <text:p>Telefonischer Pikettdienst</text:p>
          </table:table-cell>
          <table:table-cell table:style-name="ce282" office:value-type="float" office:value="2.7">
            <text:p>2.70</text:p>
          </table:table-cell>
          <table:table-cell table:style-name="ce278" table:number-columns-repeated="1022"/>
        </table:table-row>
        <table:table-row table:style-name="ro12" table:number-rows-repeated="5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>
          <table:table-cell table:style-name="ce279"/>
          <table:table-cell table:style-name="ce283"/>
          <table:table-cell table:style-name="ce278" table:number-columns-repeated="1022"/>
        </table:table-row>
        <table:table-row table:style-name="ro12" table:number-rows-repeated="16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 table:number-rows-repeated="22">
          <table:table-cell table:style-name="ce278" table:number-columns-repeated="1024"/>
        </table:table-row>
        <table:table-row table:style-name="ro12" table:number-rows-repeated="1048523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de" number:country="CH">
      <number:number number:min-integer-digits="1"/>
    </number:number-style>
    <number:number-style style:name="N106P0" style:volatile="true">
      <number:number number:decimal-places="2" number:min-integer-digits="1"/>
      <number:text> </number:text>
    </number:number-style>
    <number:number-style style:name="N106">
      <style:text-properties fo:color="#ff0000"/>
      <number:text>-</number:text>
      <number:number number:decimal-places="2" number:min-integer-digits="1"/>
      <number:text> </number:text>
      <style:map style:condition="value()&gt;=0" style:apply-style-name="N106P0"/>
    </number:number-style>
    <number:number-style style:name="N107">
      <number:number number:decimal-places="1" number:min-integer-digits="1"/>
    </number:number-style>
    <number:number-style style:name="N108">
      <number:text>CHF </number:text>
      <number:number number:decimal-places="2" number:min-integer-digits="1" number:grouping="true"/>
    </number:number-style>
    <number:number-style style:name="N8106P0" style:volatile="true" number:language="de" number:country="CH">
      <number:text>SFr. </number:text>
      <number:number number:decimal-places="0" number:min-integer-digits="1" number:grouping="true"/>
    </number:number-style>
    <number:number-style style:name="N8106" number:language="de" number:country="CH">
      <number:text>SFr.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2" number:min-integer-digits="1" number:grouping="true"/>
    </number:number-style>
    <number:number-style style:name="N8108" number:language="de" number:country="CH">
      <number:text>SFr.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CH">
      <number:text>SFr. </number:text>
      <number:number number:decimal-places="2" number:min-integer-digits="1" number:grouping="true"/>
    </number:number-style>
    <number:number-style style:name="N8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CH">
      <number:day number:style="long"/>
      <number:text>. </number:text>
      <number:month number:textual="true"/>
    </number:date-style>
    <number:date-style style:name="N8112" number:language="de" number:country="CH">
      <number:month number:textual="true"/>
      <number:text> </number:text>
      <number:year/>
    </number:date-style>
    <number:time-style style:name="N8113" number:language="de" number:country="CH">
      <number:hours/>
      <number:text>:</number:text>
      <number:minutes number:style="long"/>
      <number:text> </number:text>
      <number:am-pm/>
    </number:time-style>
    <number:time-style style:name="N8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CH">
      <number:number number:decimal-places="0" number:min-integer-digits="1" number:grouping="true"/>
    </number:number-style>
    <number:number-style style:name="N8116" number:language="de" number:country="CH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number number:decimal-places="0" number:min-integer-digits="1" number:grouping="true"/>
    </number:number-style>
    <number:number-style style:name="N8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de" number:country="CH">
      <number:number number:decimal-places="2" number:min-integer-digits="1" number:grouping="true"/>
    </number:number-style>
    <number:number-style style:name="N8118" number:language="de" number:country="CH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2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CH">
      <number:text> - </number:text>
    </number:number-style>
    <number:text-style style:name="N8120" number:language="de" number:country="CH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1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1P2" style:volatile="true" number:language="de" number:country="CH">
      <number:text> SFr. - </number:text>
    </number:number-style>
    <number:text-style style:name="N8121" number:language="de" number:country="CH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CH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22" number:language="de" number:country="CH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23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23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23" number:language="de" number:country="CH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CH">
      <number:minutes number:style="long"/>
      <number:text>:</number:text>
      <number:seconds number:style="long"/>
    </number:time-style>
    <number:time-style style:name="N8125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CH">
      <number:minutes number:style="long"/>
      <number:text>:</number:text>
      <number:seconds number:style="long" number:decimal-places="1"/>
    </number:time-style>
    <number:number-style style:name="N8127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94" style:display-name="ConditionalStyle_94" style:family="table-cell" style:parent-style-name="Default">
      <style:table-cell-properties fo:background-color="#d9d9d9"/>
    </style:style>
    <style:style style:name="ConditionalStyle_5f_93" style:display-name="ConditionalStyle_93" style:family="table-cell" style:parent-style-name="Default">
      <style:table-cell-properties fo:background-color="#d9d9d9"/>
    </style:style>
    <style:style style:name="ConditionalStyle_5f_92" style:display-name="ConditionalStyle_92" style:family="table-cell" style:parent-style-name="Default">
      <style:table-cell-properties fo:background-color="#d9d9d9"/>
    </style:style>
    <style:style style:name="ConditionalStyle_5f_91" style:display-name="ConditionalStyle_91" style:family="table-cell" style:parent-style-name="Default">
      <style:table-cell-properties fo:background-color="#d9d9d9"/>
    </style:style>
    <style:style style:name="ConditionalStyle_5f_90" style:display-name="ConditionalStyle_90" style:family="table-cell" style:parent-style-name="Default">
      <style:table-cell-properties fo:background-color="#d9d9d9"/>
    </style:style>
    <style:style style:name="ConditionalStyle_5f_89" style:display-name="ConditionalStyle_89" style:family="table-cell" style:parent-style-name="Default">
      <style:table-cell-properties fo:background-color="#d9d9d9"/>
    </style:style>
    <style:style style:name="ConditionalStyle_5f_88" style:display-name="ConditionalStyle_88" style:family="table-cell" style:parent-style-name="Default">
      <style:table-cell-properties fo:background-color="#d9d9d9"/>
    </style:style>
    <style:style style:name="ConditionalStyle_5f_87" style:display-name="ConditionalStyle_87" style:family="table-cell" style:parent-style-name="Default">
      <style:table-cell-properties fo:background-color="#d9d9d9"/>
    </style:style>
    <style:style style:name="ConditionalStyle_5f_86" style:display-name="ConditionalStyle_86" style:family="table-cell" style:parent-style-name="Default">
      <style:table-cell-properties fo:background-color="#d9d9d9"/>
    </style:style>
    <style:style style:name="ConditionalStyle_5f_85" style:display-name="ConditionalStyle_85" style:family="table-cell" style:parent-style-name="Default">
      <style:table-cell-properties fo:background-color="#d9d9d9"/>
    </style:style>
    <style:style style:name="ConditionalStyle_5f_84" style:display-name="ConditionalStyle_84" style:family="table-cell" style:parent-style-name="Default">
      <style:table-cell-properties fo:background-color="#d9d9d9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9d9d9"/>
    </style:style>
    <style:style style:name="ConditionalStyle_5f_81" style:display-name="ConditionalStyle_81" style:family="table-cell" style:parent-style-name="Default">
      <style:table-cell-properties fo:background-color="#d9d9d9"/>
    </style:style>
    <style:style style:name="ConditionalStyle_5f_80" style:display-name="ConditionalStyle_80" style:family="table-cell" style:parent-style-name="Default">
      <style:table-cell-properties fo:background-color="#d9d9d9"/>
    </style:style>
    <style:style style:name="ConditionalStyle_5f_79" style:display-name="ConditionalStyle_79" style:family="table-cell" style:parent-style-name="Default">
      <style:table-cell-properties fo:background-color="#d9d9d9"/>
    </style:style>
    <style:style style:name="ConditionalStyle_5f_78" style:display-name="ConditionalStyle_78" style:family="table-cell" style:parent-style-name="Default">
      <style:table-cell-properties fo:background-color="#d9d9d9"/>
    </style:style>
    <style:style style:name="ConditionalStyle_5f_77" style:display-name="ConditionalStyle_77" style:family="table-cell" style:parent-style-name="Default">
      <style:table-cell-properties fo:background-color="#d9d9d9"/>
    </style:style>
    <style:style style:name="ConditionalStyle_5f_76" style:display-name="ConditionalStyle_76" style:family="table-cell" style:parent-style-name="Default">
      <style:table-cell-properties fo:background-color="#d9d9d9"/>
    </style:style>
    <style:style style:name="ConditionalStyle_5f_75" style:display-name="ConditionalStyle_75" style:family="table-cell" style:parent-style-name="Default">
      <style:table-cell-properties fo:background-color="#d9d9d9"/>
    </style:style>
    <style:style style:name="ConditionalStyle_5f_74" style:display-name="ConditionalStyle_74" style:family="table-cell" style:parent-style-name="Default">
      <style:table-cell-properties fo:background-color="#d9d9d9"/>
    </style:style>
    <style:style style:name="ConditionalStyle_5f_73" style:display-name="ConditionalStyle_73" style:family="table-cell" style:parent-style-name="Default">
      <style:table-cell-properties fo:background-color="#d9d9d9"/>
    </style:style>
    <style:style style:name="ConditionalStyle_5f_72" style:display-name="ConditionalStyle_72" style:family="table-cell" style:parent-style-name="Default">
      <style:table-cell-properties fo:background-color="#d9d9d9"/>
    </style:style>
    <style:style style:name="ConditionalStyle_5f_71" style:display-name="ConditionalStyle_71" style:family="table-cell" style:parent-style-name="Default"/>
    <style:style style:name="ConditionalStyle_5f_70" style:display-name="ConditionalStyle_70" style:family="table-cell" style:parent-style-name="Default"/>
    <style:style style:name="ConditionalStyle_5f_69" style:display-name="ConditionalStyle_69" style:family="table-cell" style:parent-style-name="Default"/>
    <style:style style:name="ConditionalStyle_5f_68" style:display-name="ConditionalStyle_68" style:family="table-cell" style:parent-style-name="Default"/>
    <style:style style:name="ConditionalStyle_5f_67" style:display-name="ConditionalStyle_67" style:family="table-cell" style:parent-style-name="Default"/>
    <style:style style:name="ConditionalStyle_5f_66" style:display-name="ConditionalStyle_66" style:family="table-cell" style:parent-style-name="Default"/>
    <style:style style:name="ConditionalStyle_5f_65" style:display-name="ConditionalStyle_65" style:family="table-cell" style:parent-style-name="Default"/>
    <style:style style:name="ConditionalStyle_5f_64" style:display-name="ConditionalStyle_64" style:family="table-cell" style:parent-style-name="Default"/>
    <style:style style:name="ConditionalStyle_5f_63" style:display-name="ConditionalStyle_63" style:family="table-cell" style:parent-style-name="Default"/>
    <style:style style:name="ConditionalStyle_5f_62" style:display-name="ConditionalStyle_62" style:family="table-cell" style:parent-style-name="Default"/>
    <style:style style:name="ConditionalStyle_5f_61" style:display-name="ConditionalStyle_61" style:family="table-cell" style:parent-style-name="Default"/>
    <style:style style:name="ConditionalStyle_5f_60" style:display-name="ConditionalStyle_60" style:family="table-cell" style:parent-style-name="Default"/>
    <style:style style:name="ConditionalStyle_5f_59" style:display-name="ConditionalStyle_59" style:family="table-cell" style:parent-style-name="Default"/>
    <style:style style:name="ConditionalStyle_5f_58" style:display-name="ConditionalStyle_58" style:family="table-cell" style:parent-style-name="Default"/>
    <style:style style:name="ConditionalStyle_5f_57" style:display-name="ConditionalStyle_57" style:family="table-cell" style:parent-style-name="Default"/>
    <style:style style:name="ConditionalStyle_5f_56" style:display-name="ConditionalStyle_56" style:family="table-cell" style:parent-style-name="Default"/>
    <style:style style:name="ConditionalStyle_5f_55" style:display-name="ConditionalStyle_55" style:family="table-cell" style:parent-style-name="Default"/>
    <style:style style:name="ConditionalStyle_5f_54" style:display-name="ConditionalStyle_54" style:family="table-cell" style:parent-style-name="Default"/>
    <style:style style:name="ConditionalStyle_5f_53" style:display-name="ConditionalStyle_53" style:family="table-cell" style:parent-style-name="Default"/>
    <style:style style:name="ConditionalStyle_5f_52" style:display-name="ConditionalStyle_52" style:family="table-cell" style:parent-style-name="Default"/>
    <style:style style:name="ConditionalStyle_5f_51" style:display-name="ConditionalStyle_51" style:family="table-cell" style:parent-style-name="Default"/>
    <style:style style:name="ConditionalStyle_5f_50" style:display-name="ConditionalStyle_50" style:family="table-cell" style:parent-style-name="Default"/>
    <style:style style:name="ConditionalStyle_5f_49" style:display-name="ConditionalStyle_49" style:family="table-cell" style:parent-style-name="Default"/>
    <style:style style:name="ConditionalStyle_5f_48" style:display-name="ConditionalStyle_48" style:family="table-cell" style:parent-style-name="Default"/>
    <style:style style:name="ConditionalStyle_5f_47" style:display-name="ConditionalStyle_47" style:family="table-cell" style:parent-style-name="Default"/>
    <style:style style:name="ConditionalStyle_5f_46" style:display-name="ConditionalStyle_46" style:family="table-cell" style:parent-style-name="Default"/>
    <style:style style:name="ConditionalStyle_5f_45" style:display-name="ConditionalStyle_45" style:family="table-cell" style:parent-style-name="Default"/>
    <style:style style:name="ConditionalStyle_5f_44" style:display-name="ConditionalStyle_44" style:family="table-cell" style:parent-style-name="Default"/>
    <style:style style:name="ConditionalStyle_5f_43" style:display-name="ConditionalStyle_43" style:family="table-cell" style:parent-style-name="Default"/>
    <style:style style:name="ConditionalStyle_5f_42" style:display-name="ConditionalStyle_42" style:family="table-cell" style:parent-style-name="Default"/>
    <style:style style:name="ConditionalStyle_5f_41" style:display-name="ConditionalStyle_41" style:family="table-cell" style:parent-style-name="Default"/>
    <style:style style:name="ConditionalStyle_5f_40" style:display-name="ConditionalStyle_40" style:family="table-cell" style:parent-style-name="Default"/>
    <style:style style:name="ConditionalStyle_5f_39" style:display-name="ConditionalStyle_39" style:family="table-cell" style:parent-style-name="Default"/>
    <style:style style:name="ConditionalStyle_5f_38" style:display-name="ConditionalStyle_38" style:family="table-cell" style:parent-style-name="Default"/>
    <style:style style:name="ConditionalStyle_5f_37" style:display-name="ConditionalStyle_37" style:family="table-cell" style:parent-style-name="Default"/>
    <style:style style:name="ConditionalStyle_5f_36" style:display-name="ConditionalStyle_36" style:family="table-cell" style:parent-style-name="Default"/>
    <style:style style:name="ConditionalStyle_5f_35" style:display-name="ConditionalStyle_35" style:family="table-cell" style:parent-style-name="Default"/>
    <style:style style:name="ConditionalStyle_5f_34" style:display-name="ConditionalStyle_34" style:family="table-cell" style:parent-style-name="Default"/>
    <style:style style:name="ConditionalStyle_5f_33" style:display-name="ConditionalStyle_33" style:family="table-cell" style:parent-style-name="Default"/>
    <style:style style:name="ConditionalStyle_5f_32" style:display-name="ConditionalStyle_32" style:family="table-cell" style:parent-style-name="Default"/>
    <style:style style:name="ConditionalStyle_5f_31" style:display-name="ConditionalStyle_31" style:family="table-cell" style:parent-style-name="Default"/>
    <style:style style:name="ConditionalStyle_5f_30" style:display-name="ConditionalStyle_30" style:family="table-cell" style:parent-style-name="Default"/>
    <style:style style:name="ConditionalStyle_5f_29" style:display-name="ConditionalStyle_29" style:family="table-cell" style:parent-style-name="Default"/>
    <style:style style:name="ConditionalStyle_5f_28" style:display-name="ConditionalStyle_28" style:family="table-cell" style:parent-style-name="Default"/>
    <style:style style:name="ConditionalStyle_5f_27" style:display-name="ConditionalStyle_27" style:family="table-cell" style:parent-style-name="Default"/>
    <style:style style:name="ConditionalStyle_5f_26" style:display-name="ConditionalStyle_26" style:family="table-cell" style:parent-style-name="Default"/>
    <style:style style:name="ConditionalStyle_5f_25" style:display-name="ConditionalStyle_25" style:family="table-cell" style:parent-style-name="Default"/>
    <style:style style:name="ConditionalStyle_5f_24" style:display-name="ConditionalStyle_24" style:family="table-cell" style:parent-style-name="Default"/>
    <style:style style:name="ConditionalStyle_5f_23" style:display-name="ConditionalStyle_23" style:family="table-cell" style:parent-style-name="Default"/>
    <style:style style:name="ConditionalStyle_5f_22" style:display-name="ConditionalStyle_22" style:family="table-cell" style:parent-style-name="Default"/>
    <style:style style:name="ConditionalStyle_5f_21" style:display-name="ConditionalStyle_21" style:family="table-cell" style:parent-style-name="Default"/>
    <style:style style:name="ConditionalStyle_5f_20" style:display-name="ConditionalStyle_20" style:family="table-cell" style:parent-style-name="Default"/>
    <style:style style:name="ConditionalStyle_5f_19" style:display-name="ConditionalStyle_19" style:family="table-cell" style:parent-style-name="Default"/>
    <style:style style:name="ConditionalStyle_5f_18" style:display-name="ConditionalStyle_18" style:family="table-cell" style:parent-style-name="Default"/>
    <style:style style:name="ConditionalStyle_5f_17" style:display-name="ConditionalStyle_17" style:family="table-cell" style:parent-style-name="Default"/>
    <style:style style:name="ConditionalStyle_5f_16" style:display-name="ConditionalStyle_16" style:family="table-cell" style:parent-style-name="Default"/>
    <style:style style:name="ConditionalStyle_5f_15" style:display-name="ConditionalStyle_15" style:family="table-cell" style:parent-style-name="Default"/>
    <style:style style:name="ConditionalStyle_5f_14" style:display-name="ConditionalStyle_14" style:family="table-cell" style:parent-style-name="Default"/>
    <style:style style:name="ConditionalStyle_5f_13" style:display-name="ConditionalStyle_13" style:family="table-cell" style:parent-style-name="Default"/>
    <style:style style:name="ConditionalStyle_5f_12" style:display-name="ConditionalStyle_12" style:family="table-cell" style:parent-style-name="Default"/>
    <style:style style:name="ConditionalStyle_5f_11" style:display-name="ConditionalStyle_11" style:family="table-cell" style:parent-style-name="Default"/>
    <style:style style:name="ConditionalStyle_5f_10" style:display-name="ConditionalStyle_10" style:family="table-cell" style:parent-style-name="Default"/>
    <style:style style:name="ConditionalStyle_5f_9" style:display-name="ConditionalStyle_9" style:family="table-cell" style:parent-style-name="Default"/>
    <style:style style:name="ConditionalStyle_5f_8" style:display-name="ConditionalStyle_8" style:family="table-cell" style:parent-style-name="Default"/>
    <style:style style:name="ConditionalStyle_5f_7" style:display-name="ConditionalStyle_7" style:family="table-cell" style:parent-style-name="Default"/>
    <style:style style:name="ConditionalStyle_5f_6" style:display-name="ConditionalStyle_6" style:family="table-cell" style:parent-style-name="Default"/>
    <style:style style:name="ConditionalStyle_5f_5" style:display-name="ConditionalStyle_5" style:family="table-cell" style:parent-style-name="Default"/>
    <style:style style:name="ConditionalStyle_5f_4" style:display-name="ConditionalStyle_4" style:family="table-cell" style:parent-style-name="Default"/>
    <style:style style:name="ConditionalStyle_5f_3" style:display-name="ConditionalStyle_3" style:family="table-cell" style:parent-style-name="Default"/>
    <style:style style:name="ConditionalStyle_5f_2" style:display-name="ConditionalStyle_2" style:family="table-cell" style:parent-style-name="Default"/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2cm" fo:margin-right="1.499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22.02.2019</text:date>, <text:time>16:2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an" style:display-name="PageStyle_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ärz" style:display-name="PageStyle_Mär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" style:display-name="PageStyle_Ju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i" style:display-name="PageStyle_Ju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t" style:display-name="PageStyle_O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" style:display-name="PageStyle_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terlegte_20_Dienstzulagen" style:display-name="PageStyle_hinterlegte Dienstzula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2T16:29:20.45</dc:date>
    <dc:creator>Michael Plüss</dc:creator>
    <meta:document-statistic meta:table-count="13" meta:cell-count="4249" meta:object-count="0"/>
    <meta:generator>OpenOffice/4.1.5$Win32 OpenOffice.org_project/415m1$Build-9789</meta:generator>
  </office:meta>
</office:document-meta>
</file>